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6e68"/>
    </style:style>
    <style:style style:name="T1" style:family="text">
      <style:text-properties officeooo:rsid="000240fb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0240fb"/>
    </style:style>
    <style:style style:name="T4" style:family="text">
      <style:text-properties style:font-name="Times New Roman" fo:language="uk" fo:country="UA" officeooo:rsid="000240fb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0240fb" style:font-size-asian="14pt" style:font-size-complex="14pt"/>
    </style:style>
    <style:style style:name="T7" style:family="text">
      <style:text-properties style:font-name="Times New Roman" fo:font-size="14pt" fo:language="uk" fo:country="UA" officeooo:rsid="000240fb" style:font-size-asian="14pt" style:font-size-complex="14pt"/>
    </style:style>
    <style:style style:name="T8" style:family="text">
      <style:text-properties style:font-name="Times New Roman" fo:font-size="14pt" fo:language="uk" fo:country="UA" officeooo:rsid="00036e68" style:font-size-asian="14pt" style:font-size-complex="14pt"/>
    </style:style>
    <style:style style:name="T9" style:family="text">
      <style:text-properties fo:language="uk" fo:country="UA" officeooo:rsid="00024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1.</text:span><text:span text:style-name="T6"> </text:span><text:span text:style-name="T5">d-разделимость – условная независимость, выраженная в структуре графа: <text:line-break/></text:span><text:span text:style-name="T7">П</text:span><text:span text:style-name="T5">оследовательная связь, p(x, y, z) = p(x)p(y | x)p(z | y </text:span><text:span text:style-name="T7">):<text:line-break/>если y не наблюдается, то p(x, z) = p(x) R p(y | x)p(z | y)dy = p(x)p(z | x); <text:line-break/>если y наблюдается, то p(x, z | y) = p(x,y,z) p(y) = p(x)p(y|x)p(z|y) p(y) = p(x | y)p(z | y), получили условную независимость. <text:line-break/><text:line-break/>Расходящаяся связь, p(x, y, z) = p(x)p(y | x)p(z | x), – так же: <text:line-break/>если y не наблюдается, то p(x, z) = p(x)p(z | x) R p(y | x)dy = p(x)p(z | x); если y наблюдается, то p(x, z | y) = p(x,y,z) p(y) = p(x)p(y|x)p(z|x) p(y) = p(x | y)p(z | y), получили условную независимость. <text:line-break/><text:line-break/>Сходящаяся связь, p(x, y, z) = p(x)p(y)p(z | x, y): <text:line-break/>если z не наблюдается, то p(x, y) = p(x)p(y), независимость есть; <text:line-break/>если z наблюдается, то p(x, y | z) = p(x,y,z) p(z) = p(x)p(y)p(z|x,y) p(z) , и условной независимости нет. <text:line-break/><text:line-break/></text:span><text:span text:style-name="T8">2.Задана графическая модель для 4 состояний системы - x1, ..., x4. Заданы вероятности перехода между состояниями в исходный момент времени:</text:span></text:p>
      <text:p text:style-name="P1"><text:span text:style-name="T8"/></text:p>
      <text:p text:style-name="P1"><text:span text:style-name="T8">P(x2|x1) = P(x3|x1) = P(x4|x1) = 1/3</text:span></text:p>
      <text:p text:style-name="P1"><text:span text:style-name="T8">P(x1|x2) = 1</text:span></text:p>
      <text:p text:style-name="P1"><text:span text:style-name="T8">p(x2|x3) = 1/2; p(x4|x3) = 1/2</text:span></text:p>
      <text:p text:style-name="P1"><text:span text:style-name="T8">p(x4|x4) = 1</text:span></text:p>
      <text:p text:style-name="P1"><text:span text:style-name="T8"/></text:p>
      <text:p text:style-name="P1"><text:span text:style-name="T8">Вычислить значения стохастической матрицы (матрицы переходов) на второй итерации.</text:span><text:span text:style-name="T9">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8T09:12:40.430000000</meta:creation-date>
    <dc:date>2020-03-28T09:25:04.511000000</dc:date>
    <meta:editing-duration>PT12M24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6" meta:word-count="205" meta:character-count="1158" meta:non-whitespace-character-count="945"/>
  </office:meta>
</office:document-meta>
</file>